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412" officeooo:paragraph-rsid="0007e412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c275" officeooo:paragraph-rsid="0009c27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7e412" officeooo:paragraph-rsid="0007e41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07e412" officeooo:paragraph-rsid="0007e412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7e412" officeooo:paragraph-rsid="0010f8e6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07e412" officeooo:paragraph-rsid="0012ea3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0e7b9f" officeooo:paragraph-rsid="000e7b9f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0e7b9f" officeooo:paragraph-rsid="000e7b9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e7b9f" officeooo:paragraph-rsid="000e7b9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9c275" officeooo:paragraph-rsid="0009c275" style:font-size-asian="12.25pt" style:font-size-complex="14pt"/>
    </style:style>
    <style:style style:name="P11" style:family="paragraph" style:parent-style-name="Standard">
      <style:text-properties officeooo:paragraph-rsid="000ca043"/>
    </style:style>
    <style:style style:name="P12" style:family="paragraph" style:parent-style-name="Standard">
      <style:text-properties officeooo:paragraph-rsid="000e7b9f"/>
    </style:style>
    <style:style style:name="P13" style:family="paragraph" style:parent-style-name="Standard">
      <style:text-properties fo:color="#009933" officeooo:paragraph-rsid="000e7b9f"/>
    </style:style>
    <style:style style:name="P14" style:family="paragraph" style:parent-style-name="Standard">
      <style:text-properties style:use-window-font-color="true" officeooo:paragraph-rsid="000e7b9f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b3208" style:font-size-asian="10.5pt" style:font-size-complex="12pt"/>
    </style:style>
    <style:style style:name="T4" style:family="text">
      <style:text-properties fo:font-size="12pt" officeooo:rsid="000c3ab6" style:font-size-asian="10.5pt" style:font-size-complex="12pt"/>
    </style:style>
    <style:style style:name="T5" style:family="text">
      <style:text-properties fo:font-size="12pt" officeooo:rsid="000c9b52" style:font-size-asian="10.5pt" style:font-size-complex="12pt"/>
    </style:style>
    <style:style style:name="T6" style:family="text">
      <style:text-properties fo:font-size="12pt" officeooo:rsid="000ca043" style:font-size-asian="10.5pt" style:font-size-complex="12pt"/>
    </style:style>
    <style:style style:name="T7" style:family="text">
      <style:text-properties fo:font-size="12pt" officeooo:rsid="001078da" style:font-size-asian="10.5pt" style:font-size-complex="12pt"/>
    </style:style>
    <style:style style:name="T8" style:family="text">
      <style:text-properties fo:font-size="12pt" officeooo:rsid="0010f8e6" style:font-size-asian="10.5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e7b9f" style:font-size-asian="12pt" style:font-size-complex="12pt"/>
    </style:style>
    <style:style style:name="T11" style:family="text">
      <style:text-properties fo:font-size="12pt" officeooo:rsid="0010f8e6" style:font-size-asian="12pt" style:font-size-complex="12pt"/>
    </style:style>
    <style:style style:name="T12" style:family="text">
      <style:text-properties fo:font-size="12pt" officeooo:rsid="0010f93a" style:font-size-asian="12pt" style:font-size-complex="12pt"/>
    </style:style>
    <style:style style:name="T13" style:family="text">
      <style:text-properties fo:font-size="12pt" officeooo:rsid="0012ea37" style:font-size-asian="12pt" style:font-size-complex="12pt"/>
    </style:style>
    <style:style style:name="T14" style:family="text">
      <style:text-properties fo:color="#79abff" style:font-name="Monospace" fo:font-size="10pt" fo:background-color="#32393e" loext:char-shading-value="0" style:font-size-asian="10pt"/>
    </style:style>
    <style:style style:name="T15" style:family="text">
      <style:text-properties fo:color="#79abff" style:font-name="Monospace" fo:font-size="10pt" officeooo:rsid="000c9b52" fo:background-color="#32393e" loext:char-shading-value="0" style:font-size-asian="10pt" style:font-size-complex="12pt"/>
    </style:style>
    <style:style style:name="T16" style:family="text">
      <style:text-properties fo:color="#d8d8d8" style:font-name="Monospace" fo:font-size="10pt" fo:background-color="#32393e" loext:char-shading-value="0" style:font-size-asian="10pt"/>
    </style:style>
    <style:style style:name="T17" style:family="text">
      <style:text-properties fo:color="#8dcbe2" style:font-name="Monospace" fo:font-size="10pt" fo:background-color="#32393e" loext:char-shading-value="0" style:font-size-asian="10pt"/>
    </style:style>
    <style:style style:name="T18" style:family="text">
      <style:text-properties fo:color="#ffffff" style:font-name="Monospace" fo:font-size="10pt" fo:background-color="#32393e" loext:char-shading-value="0" style:font-size-asian="10pt"/>
    </style:style>
    <style:style style:name="T19" style:family="text">
      <style:text-properties officeooo:rsid="000ca043"/>
    </style:style>
    <style:style style:name="T20" style:family="text">
      <style:text-properties officeooo:rsid="001078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 Sébastien</text:p>
      <text:p text:style-name="P1">Le-guellanff Quentin</text:p>
      <text:p text:style-name="P1"/>
      <text:p text:style-name="P2">Java L2 </text:p>
      <text:p text:style-name="P3">Projet Tetris </text:p>
      <text:p text:style-name="P4"/>
      <text:p text:style-name="P8">Travail effectué :</text:p>
      <text:p text:style-name="P7"><text:tab/></text:p>
      <text:p text:style-name="P7"><text:tab/><text:span text:style-name="T9">Une classe ‘Piece.java’ représentant un pièce du jeu de Tétris et contenant des méthodes <text:tab/>qui permettent de :</text:span></text:p>
      <text:p text:style-name="P9"><text:tab/><text:tab/>- construire une piece a partir d’une ‘List&lt;TPoint&gt;’, une ‘String’ ou une Piece.</text:p>
      <text:p text:style-name="P9"><text:tab/><text:tab/>- avoir des infos sur une piece (<text:span text:style-name="T20">hauteur, largeur, skirt, prochaine rotation)</text:span></text:p>
      <text:p text:style-name="P9"><text:tab/><text:tab/>- <text:span text:style-name="T20">tester si deux pieces sont égales</text:span></text:p>
      <text:p text:style-name="P6"><text:tab/></text:p>
      <text:p text:style-name="P6"><text:span text:style-name="T7"><text:tab/>Une classe ‘</text:span><text:span text:style-name="T8">Board.java</text:span><text:span text:style-name="T7">’ </text:span><text:span text:style-name="T8">représentant une grille de Tétris <text:s/></text:span><text:span text:style-name="T10">et contenant des méthodes </text:span><text:span text:style-name="T11">qui <text:tab/>permettent de :</text:span></text:p>
      <text:p text:style-name="P5"><text:span text:style-name="T11"><text:tab/><text:tab/>- Placer une ‘Piece’ dans la grille</text:span></text:p>
      <text:p text:style-name="P5"><text:span text:style-name="T11"><text:tab/><text:tab/>- Faire un backup de l’état de board et revenir a çe backup</text:span></text:p>
      <text:p text:style-name="P5"><text:span text:style-name="T11"><text:tab/><text:tab/>- Supprimer les lignes remplies</text:span></text:p>
      <text:p text:style-name="P5"><text:span text:style-name="T11"><text:tab/><text:tab/>- calculer la hauteur où une Piece va tomber</text:span></text:p>
      <text:p text:style-name="P5"><text:span text:style-name="T11"><text:tab/></text:span></text:p>
      <text:p text:style-name="P5"><text:span text:style-name="T11"><text:tab/>Une </text:span><text:span text:style-name="T12">Classe ‘JbrainTetris’ qui hérite de JTetris et qui ajoute la possibilité de faire jouer une <text:tab/>intelligence artificielle. Certaines methodes de JTetris sont modifiées :</text:span></text:p>
      <text:p text:style-name="P5"><text:span text:style-name="T12"><text:tab/><text:tab/>- createControlPanel() pour ajouter le bouton ‘Brain active ’ et le curseur <text:tab/><text:tab/><text:tab/><text:tab/> <text:s/>‘Adversaire’</text:span></text:p>
      <text:p text:style-name="P6"><text:span text:style-name="T12"><text:tab/><text:tab/>- tick() </text:span><text:span text:style-name="T13">pour déplacer la Piece au meilleur endroit selon le resultat de BestMove()</text:span></text:p>
      <text:p text:style-name="P6"><text:span text:style-name="T12"><text:tab/><text:tab/>- </text:span><text:span text:style-name="T13">pickNextPiece() pour choisir la pire pièce possible quand l’adversaire choisit la <text:tab/><text:tab/> <text:tab/> <text:s/>piece</text:span><text:span text:style-name="T12"> </text:span><text:span text:style-name="T13">(déterminé par le pourcentage de chance réglable avec le curseur <text:tab/><text:tab/><text:tab/><text:tab/> <text:s/>’Adversaire’).</text:span></text:p>
      <text:p text:style-name="P4"><text:tab/></text:p>
      <text:p text:style-name="P10"><text:span text:style-name="T1">Difficultés rencontrées :</text:span> </text:p>
      <text:p text:style-name="P10"/>
      <text:p text:style-name="P10"><text:tab/>‘<text:span text:style-name="T2">Piece.java’ :</text:span></text:p>
      <text:p text:style-name="P10"><text:span text:style-name="T2"><text:tab/><text:tab/>les arguments grid, widths et heights sont utilisés dans ‘PieceTest.java’ mais leur <text:tab/><text:tab/>statut était ‘private’ il a fallu le changer en protected.</text:span></text:p>
      <text:p text:style-name="P10"><text:span text:style-name="T2"/></text:p>
      <text:p text:style-name="P10"><text:span text:style-name="T2"><text:tab/><text:tab/></text:span><text:span text:style-name="T3">Pour la méthode equals on pensait que la fonction devait renvoyer true quand les <text:tab/><text:tab/>pieces étaient les mêmes mais qu’elles pouvaient être dans une rotation différente. <text:s/></text:span></text:p>
      <text:p text:style-name="P10"><text:span text:style-name="T3"><text:tab/><text:tab/>Cette version de la fonction a passé les tests ce qui a causé des problèmes plus tard <text:tab/><text:tab/>car les pieces ne doivent être égales que si elles sont dans le même sens.</text:span></text:p>
      <text:p text:style-name="P10"><text:span text:style-name="T3"/></text:p>
      <text:p text:style-name="P10"><text:span text:style-name="T3"><text:tab/>‘</text:span><text:span text:style-name="T4">Board.java</text:span><text:span text:style-name="T3">’ :</text:span></text:p>
      <text:p text:style-name="P10"><text:span text:style-name="T3"><text:tab/><text:tab/></text:span><text:span text:style-name="T4">Le constructeur de Board copiait les valeur de ‘this’ dans la pièce passée en <text:tab/><text:tab/><text:tab/>paramètre alors que ça devait être l’inverse. Et comme il n’était pas utilisé dans le <text:tab/><text:tab/><text:tab/>fichier de tests, les tests étaient validés. Il a donc fallu trouver que c’était ce <text:tab/><text:tab/><text:tab/>constructeur qui causait des erreurs.</text:span></text:p>
      <text:p text:style-name="P10"><text:span text:style-name="T4"/></text:p>
      <text:p text:style-name="P10"><text:span text:style-name="T4"><text:tab/><text:tab/></text:span><text:span text:style-name="T5">La fonction dropHeight parcourait le skirt avec un compteur i et faisait <text:tab/><text:tab/><text:tab/><text:tab/>y=getColumnHeight(i) <text:s/>puis renvoyait le plus grand y. <text:line-break/></text:span><text:soft-page-break/><text:span text:style-name="T5"><text:tab/><text:tab/>Alors qu’il faut prendre en compte ‘x’ la position où la pièce est sur le board, et donc <text:tab/><text:tab/>faire y=getColumnHeight(i+x) .</text:span></text:p>
      <text:p text:style-name="P10"><text:span text:style-name="T5"/></text:p>
      <text:p text:style-name="P10"><text:span text:style-name="T5"><text:tab/>‘J</text:span><text:span text:style-name="T6">B</text:span><text:span text:style-name="T5">rain</text:span><text:span text:style-name="T6">Tetris</text:span><text:span text:style-name="T5">.java’ :</text:span></text:p>
      <text:p text:style-name="P10"><text:span text:style-name="T5"><text:tab/><text:tab/>La copie du paramètre ‘Board board’ dans la fonction bestMove dans DefaultBrain à <text:tab/><text:tab/>la ligne 23 : <text:tab/></text:span><text:span text:style-name="T15">board</text:span><text:span text:style-name="T16">= </text:span><text:span text:style-name="T17">new</text:span><text:span text:style-name="T16"> </text:span><text:span text:style-name="T18">Board</text:span><text:span text:style-name="T16">(</text:span><text:span text:style-name="T14">board</text:span><text:span text:style-name="T16">);</text:span></text:p>
      <text:p text:style-name="P11"><text:tab/><text:tab/><text:span text:style-name="T19">Avec cette copie de board il arrivait que quand une pièce apparaisse sur le terrain, <text:tab/><text:tab/><text:tab/>le dernier essai de bestMove() appairaisse dans le jeu. Le problème a été résolu en <text:tab/><text:tab/>mettant cette ligne en commentaire pour utiliser directement le board passé en <text:tab/><text:tab/><text:tab/>paramètre.</text:span></text:p>
      <text:p text:style-name="P11"><text:tab/></text:p>
      <text:p text:style-name="P12"><text:span text:style-name="T19"><text:tab/><text:tab/>la fonction tick déplacait d’abord la piece vers la position de X souhaitée et faisait <text:tab/><text:tab/>les rotations après ce qui pouvait faire dépasser la piece du jeu en la tournant.</text:span></text:p>
      <text:p text:style-name="P12"><text:span text:style-name="T19"><text:tab/><text:tab/>Faire les rotations avant les déplacements a résolu le problème.</text:span></text:p>
      <text:p text:style-name="P13"><text:span text:style-name="T19"><text:tab/><text:tab/>Remarque : on pourrait aussi essayer de placer la prochaine rotation de la piece <text:tab/><text:tab/><text:tab/>currente avec board.place(), vérifier si elle dépasse et donc faire la rotation ou non.</text:span></text:p>
      <text:p text:style-name="P13"/>
      <text:p text:style-name="P14"/>
      <text:p text:style-name="P11"><text:span text:style-name="T1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07:34.831263510</meta:creation-date>
    <dc:date>2018-12-22T19:17:50.028044566</dc:date>
    <meta:editing-duration>PT7M8S</meta:editing-duration>
    <meta:editing-cycles>1</meta:editing-cycles>
    <meta:document-statistic meta:table-count="0" meta:image-count="0" meta:object-count="0" meta:page-count="2" meta:paragraph-count="38" meta:word-count="496" meta:character-count="3122" meta:non-whitespace-character-count="2538"/>
    <meta:generator>LibreOffice/5.1.6.2$Linux_X86_64 LibreOffice_project/10m0$Build-2</meta:generator>
  </office:meta>
</office:document-meta>
</file>